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TimesNewRomanPS-BoldMT" svg:font-family="TimesNewRomanPS-Bold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T2" style:parent-style-name="DefaultParagraphFont" style:family="text">
      <style:text-properties fo:color="#FF0000"/>
    </style:style>
    <style:style style:name="P3" style:parent-style-name="Heading1" style:family="paragraph">
      <style:text-properties style:font-name="Times New Roman" style:font-name-complex="Times New Roman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3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6" style:parent-style-name="Hyperlink" style:family="text">
      <style:text-properties fo:font-weight="bold" style:font-weight-asian="bold" fo:font-size="11pt" style:font-size-asian="11pt" style:font-size-complex="11pt"/>
    </style:style>
    <style:style style:name="P17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color="#000000" fo:font-size="11pt" style:font-size-asian="11pt" style:font-size-complex="11pt"/>
    </style:style>
    <style:style style:name="P18" style:parent-style-name="Standard" style:family="paragraph">
      <style:paragraph-properties fo:margin-bottom="0.0833in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T33" style:parent-style-name="DefaultParagraphFont" style:family="text">
      <style:text-properties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P35" style:parent-style-name="Standard" style:family="paragraph">
      <style:paragraph-properties fo:margin-bottom="0.0833in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/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P43" style:parent-style-name="Standard" style:family="paragraph">
      <style:paragraph-properties fo:margin-bottom="0.0833in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T56" style:parent-style-name="DefaultParagraphFont" style:family="text">
      <style:text-properties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P58" style:parent-style-name="Standard" style:family="paragraph">
      <style:paragraph-properties fo:margin-bottom="0.0833in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T73" style:parent-style-name="DefaultParagraphFont" style:family="text">
      <style:text-properties fo:font-size="11pt" style:font-size-asian="11pt" style:font-size-complex="11pt"/>
    </style:style>
    <style:style style:name="P74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75" style:parent-style-name="Standard" style:family="paragraph">
      <style:paragraph-properties fo:margin-bottom="0.0833in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T88" style:parent-style-name="DefaultParagraphFont" style:family="text">
      <style:text-properties fo:font-size="11pt" style:font-size-asian="11pt" style:font-size-complex="11pt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P90" style:parent-style-name="Standard" style:family="paragraph">
      <style:paragraph-properties fo:margin-bottom="0.0833in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T99" style:parent-style-name="DefaultParagraphFont" style:family="text">
      <style:text-properties fo:font-size="11pt" style:font-size-asian="11pt" style:font-size-complex="11pt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P101" style:parent-style-name="Standard" style:family="paragraph">
      <style:paragraph-properties fo:margin-bottom="0.0833in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T103" style:parent-style-name="DefaultParagraphFont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/>
    </style:style>
    <style:style style:name="T113" style:parent-style-name="DefaultParagraphFont" style:family="text">
      <style:text-properties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/>
    </style:style>
    <style:style style:name="P115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T116" style:parent-style-name="DefaultParagraphFont" style:family="text">
      <style:text-properties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DefaultParagraphFont" style:family="text">
      <style:text-properties fo:font-size="11pt" style:font-size-asian="11pt" style:font-size-complex="11pt"/>
    </style:style>
    <style:style style:name="T119" style:parent-style-name="DefaultParagraphFont" style:family="text">
      <style:text-properties fo:font-size="11pt" style:font-size-asian="11pt" style:font-size-complex="11pt"/>
    </style:style>
    <style:style style:name="T120" style:parent-style-name="DefaultParagraphFont" style:family="text">
      <style:text-properties fo:font-size="11pt" style:font-size-asian="11pt" style:font-size-complex="11pt"/>
    </style:style>
    <style:style style:name="T121" style:parent-style-name="DefaultParagraphFont" style:family="text">
      <style:text-properties fo:font-size="11pt" style:font-size-asian="11pt" style:font-size-complex="11pt"/>
    </style:style>
    <style:style style:name="T122" style:parent-style-name="DefaultParagraphFont" style:family="text">
      <style:text-properties fo:font-size="11pt" style:font-size-asian="11pt" style:font-size-complex="11pt"/>
    </style:style>
    <style:style style:name="T123" style:parent-style-name="DefaultParagraphFont" style:family="text">
      <style:text-properties fo:font-size="11pt" style:font-size-asian="11pt" style:font-size-complex="11pt"/>
    </style:style>
    <style:style style:name="T124" style:parent-style-name="DefaultParagraphFont" style:family="text">
      <style:text-properties fo:font-size="11pt" style:font-size-asian="11pt" style:font-size-complex="11pt"/>
    </style:style>
    <style:style style:name="T125" style:parent-style-name="DefaultParagraphFont" style:family="text">
      <style:text-properties fo:font-size="11pt" style:font-size-asian="11pt" style:font-size-complex="11pt"/>
    </style:style>
    <style:style style:name="T126" style:parent-style-name="DefaultParagraphFont" style:family="text">
      <style:text-properties fo:font-size="11pt" style:font-size-asian="11pt" style:font-size-complex="11pt"/>
    </style:style>
    <style:style style:name="T127" style:parent-style-name="DefaultParagraphFont" style:family="text">
      <style:text-properties fo:font-size="11pt" style:font-size-asian="11pt" style:font-size-complex="11pt"/>
    </style:style>
    <style:style style:name="T128" style:parent-style-name="DefaultParagraphFont" style:family="text">
      <style:text-properties fo:font-size="11pt" style:font-size-asian="11pt" style:font-size-complex="11pt"/>
    </style:style>
    <style:style style:name="T129" style:parent-style-name="DefaultParagraphFont" style:family="text">
      <style:text-properties fo:font-size="11pt" style:font-size-asian="11pt" style:font-size-complex="11pt"/>
    </style:style>
    <style:style style:name="P130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31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</style:style>
    <style:style style:name="T13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5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3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7" style:parent-style-name="Standard" style:family="paragraph">
      <style:paragraph-properties fo:text-align="center"/>
      <style:text-properties fo:color="#000000" fo:font-size="11pt" style:font-size-asian="11pt" style:font-size-complex="11pt"/>
    </style:style>
    <style:style style:name="P138" style:parent-style-name="Standard" style:family="paragraph">
      <style:paragraph-properties fo:text-align="center"/>
    </style:style>
    <style:style style:name="T139" style:parent-style-name="DefaultParagraphFont" style:family="text">
      <style:text-properties fo:color="#000000" fo:font-size="11pt" style:font-size-asian="11pt" style:font-size-complex="11pt"/>
    </style:style>
    <style:style style:name="T140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41" style:parent-style-name="DefaultParagraphFont" style:family="text">
      <style:text-properties fo:color="#000000" fo:font-size="11pt" style:font-size-asian="11pt" style:font-size-complex="11pt"/>
    </style:style>
    <style:style style:name="P142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43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4" style:parent-style-name="Standard" style:family="paragraph">
      <style:paragraph-properties fo:text-align="center"/>
    </style:style>
    <style:style style:name="T145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fo:font-size="11pt" style:font-size-asian="11pt" style:font-size-complex="11pt"/>
    </style:style>
    <style:style style:name="T1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8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4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0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P151" style:parent-style-name="Teri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2" style:parent-style-name="Normal" style:family="paragraph">
      <style:paragraph-properties fo:widows="2" fo:orphans="2" style:text-autospace="none" fo:text-align="center" style:vertical-align="auto"/>
      <style:text-properties style:font-name="TimesNewRomanPS-BoldMT" style:font-name-complex="TimesNewRomanPS-BoldMT" style:letter-kerning="false" fo:font-size="10pt" style:font-size-asian="10pt" style:font-size-complex="10pt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fo:text-align="center" style:vertical-align="auto"/>
      <style:text-properties style:font-name="TimesNewRomanPS-BoldMT" style:font-name-complex="TimesNewRomanPS-BoldMT" style:letter-kerning="false" fo:font-size="10pt" style:font-size-asian="10pt" style:font-size-complex="10pt" style:language-complex="ar" style:country-complex="SA" fo:hyphenate="true"/>
    </style:style>
    <style:style style:name="P154" style:parent-style-name="Standard" style:family="paragraph">
      <style:paragraph-properties fo:text-align="center"/>
      <style:text-properties style:font-name="TimesNewRomanPS-BoldMT" style:font-name-complex="TimesNewRomanPS-BoldMT" style:letter-kerning="false"/>
    </style:style>
    <style:style style:name="P155" style:parent-style-name="Standard" style:family="paragraph">
      <style:paragraph-properties fo:text-align="center"/>
      <style:text-properties fo:font-style="italic" style:font-style-asian="italic" style:font-style-complex="italic" fo:font-size="11pt" style:font-size-asian="11pt" style:font-size-complex="11pt"/>
    </style:style>
    <style:style style:name="P15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57" style:parent-style-name="Standard" style:family="paragraph">
      <style:paragraph-properties fo:border="0.0034in solid #000000" fo:padding="0.0138in" style:shadow="none" fo:text-align="center"/>
    </style:style>
    <style:style style:name="T15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60" style:parent-style-name="Standard" style:family="paragraph">
      <style:paragraph-properties fo:border="0.0034in solid #000000" fo:padding="0.0138in" style:shadow="none" fo:text-align="center"/>
      <style:text-properties fo:font-size="11pt" style:font-size-asian="11pt" style:font-size-complex="11pt"/>
    </style:style>
    <style:style style:name="P161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fo:font-size="11pt" style:font-size-asian="11pt" style:font-size-complex="11pt"/>
    </style:style>
    <style:style style:name="P1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64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65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66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67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68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0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71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72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73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74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7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76" style:parent-style-name="BodyText2" style:family="paragraph">
      <style:paragraph-properties fo:text-align="center"/>
    </style:style>
    <style:style style:name="T177" style:parent-style-name="DefaultParagraphFont" style:family="text">
      <style:text-properties style:font-name="Times New Roman" style:font-name-complex="Times New Roman" style:letter-kerning="false" style:font-size-complex="12pt"/>
    </style:style>
  </office:automatic-styles>
  <office:body>
    <office:text text:use-soft-page-breaks="true">
      <text:p text:style-name="P1">Applied Math 2024 – Winter In-service<text:s/><text:span text:style-name="T2">HYBRID</text:span><text:s/>Registration</text:p>
      <text:h text:style-name="P3" text:outline-level="1">In-service Registration Fee: $185.00 ($200.00 on-site)</text:h>
      <text:p text:style-name="P4">(Includes continental breakfast, lunch and six (6) STEM Clock Hours)</text:p>
      <text:p text:style-name="P5"><text:tab/></text:p>
      <text:p text:style-name="P6">Send Registration to:<text:tab/><text:tab/><text:tab/>Washington Applied Math Council (WAMC)</text:p>
      <text:p text:style-name="P7">C/O WAMC Registration</text:p>
      <text:p text:style-name="P8">PO BOX 1041</text:p>
      <text:p text:style-name="P9"><text:span text:style-name="T10">Tenino, WA 98589</text:span></text:p>
      <text:p text:style-name="P11"><text:span text:style-name="T12">Phone: (509) 800-7336</text:span></text:p>
      <text:p text:style-name="P13">Fax: (360) 264-7564</text:p>
      <text:p text:style-name="P14"><text:span text:style-name="T15">E-mail to: <text:s/></text:span><text:a xlink:href="mailto:dcomsia@gmail.com" office:target-frame-name="_top" xlink:show="replace"><text:span text:style-name="T16">katiewamc@gmail.com</text:span></text:a></text:p>
      <text:p text:style-name="P17"><text:tab/></text:p>
      <text:p text:style-name="P18"><text:span text:style-name="T19">Name:</text:span><text:span text:style-name="T20"><text:s/></text:span><text:span text:style-name="T21"><text:s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text:s text:c="9"/></text:span><text:span text:style-name="T27"><text:s/>School District:<text:s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2"/></text:span></text:p>
      <text:p text:style-name="P35"><text:span text:style-name="T36">Teacher/CTE Cert.#:<text:s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text:s text:c="2"/></text:span></text:p>
      <text:p text:style-name="P43"><text:span text:style-name="T44">School Address:<text:s/></text:span><text:span text:style-name="T45"><text:s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s text:c="2"/>City, Zip:<text:s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s/>,WA</text:span></text:p>
      <text:p text:style-name="P58"><text:span text:style-name="T59">School:</text:span><text:span text:style-name="T60"><text:s text:c="2"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text:s text:c="2"/></text:span><text:span text:style-name="T67">School Phone:<text:s/></text:span><text:span text:style-name="T68"><text:tab/></text:span><text:span text:style-name="T69"><text:tab/></text:span><text:span text:style-name="T70"><text:tab/></text:span><text:span text:style-name="T71"><text:tab/><text:s text:c="9"/></text:span><text:span text:style-name="T72"><text:tab/></text:span><text:span text:style-name="T73"><text:s/></text:span></text:p>
      <text:p text:style-name="P74"><text:tab/></text:p>
      <text:p text:style-name="P75"><text:span text:style-name="T76">Billing Address:<text:s/></text:span><text:span text:style-name="T77"><text:s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s text:c="2"/>City, Zip:<text:s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s/>,WA<text:s/></text:span></text:p>
      <text:p text:style-name="P90"><text:span text:style-name="T91">School Email:<text:s/></text:span><text:span text:style-name="T92"><text:s text:c="2"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s text:c="2"/></text:span></text:p>
      <text:p text:style-name="P101"><text:span text:style-name="T102">Alternate Email:<text:s/></text:span><text:span text:style-name="T103"><text:s text:c="5"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text:s/></text:span><text:span text:style-name="T109">Day of in-service Phone:<text:s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s/></text:span></text:p>
      <text:p text:style-name="P115"><text:tab/></text:p>
      <text:p text:style-name="Standard"><text:span text:style-name="T116">Check Number:<text:s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s/></text:span><text:span text:style-name="T123"><text:tab/>PO Number:<text:s/></text:span><text:span text:style-name="T124"><text:s text:c="6"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s/></text:span></text:p>
      <text:p text:style-name="P130"/>
      <text:p text:style-name="P131">Make Checks and POs payable to Washington Applied Math Council (WAMC)</text:p>
      <text:p text:style-name="P132"><text:span text:style-name="T133">Receipts available the day of in-service for non-preregistered</text:span><text:span text:style-name="T134"><text:tab/></text:span><text:span text:style-name="T135"></text:span><text:span text:style-name="T136">P.O. Enclosed</text:span></text:p>
      <text:p text:style-name="P137">The regular price of $185 applies for early in-service registrations ONLY. <text:s/></text:p>
      <text:p text:style-name="P138"><text:span text:style-name="T139">For registrations postmarked after<text:s/></text:span><text:span text:style-name="T140">January 28, 2024</text:span><text:span text:style-name="T141"><text:s/>or on-site the cost is $200.00.</text:span></text:p>
      <text:p text:style-name="P142"><text:tab/></text:p>
      <text:p text:style-name="P143"/>
      <text:p text:style-name="P144"><text:span text:style-name="T145">Please specify which how you will attend</text:span><text:span text:style-name="T146">:</text:span><text:tab/><text:span text:style-name="T147">In Person</text:span><text:span text:style-name="T148"></text:span><text:span text:style-name="T149"><text:tab/>Virtual</text:span><text:span text:style-name="T150"></text:span></text:p>
      <text:p text:style-name="P151">February 23, 2024</text:p>
      <text:p text:style-name="P152">Holiday Inn Richland On The River</text:p>
      <text:p text:style-name="P153">802 George Washington Way</text:p>
      <text:p text:style-name="P154">Richland, WA 99352</text:p>
      <text:p text:style-name="P155">8:00 a.m. – 3:30 p.m. (includes lunch)</text:p>
      <text:p text:style-name="P156"/>
      <text:p text:style-name="P157"><text:span text:style-name="T158">For directions and additional Information check our web site at,<text:s/></text:span><text:a xlink:href="http://www.wa-appliedmath.org/" office:target-frame-name="_top" xlink:show="replace"><text:span text:style-name="T159">http://www.wa-appliedmath.org/</text:span></text:a></text:p>
      <text:p text:style-name="P160">Fall, Winter, Spring, and Summer Registration forms are available to be downloaded from this site!</text:p>
      <text:p text:style-name="P161"><text:tab/></text:p>
      <text:p text:style-name="P162"><text:span text:style-name="T163">Please register early to ensure your place in this in-service.<text:s/></text:span><text:span text:style-name="T164">Written<text:s/></text:span><text:span text:style-name="T165">cancellations received more than two weeks prior will be charged $30. There are<text:s/></text:span><text:span text:style-name="T166">no refunds<text:s/></text:span><text:span text:style-name="T167">for cancellations received within two weeks of the in-service date or for no-shows.</text:span></text:p>
      <text:p text:style-name="P168"><text:tab/></text:p>
      <text:p text:style-name="P169"><text:span text:style-name="T170">These in-services fulfill, in part, the Assurance Statement signed by the district to continue in-service in the CTE Applied Math program and are approved by OSPI for<text:s/></text:span><text:span text:style-name="T171">six (6) STEM Clock Hours<text:s/></text:span><text:span text:style-name="T172">of credit each.</text:span></text:p>
      <text:p text:style-name="P173"><text:tab/></text:p>
      <text:p text:style-name="P174">WAMC recommends that everyone attend in person if possible. In person participation will be more beneficial to participants.</text:p>
      <text:p text:style-name="P175"/>
      <text:p text:style-name="P176"><text:span text:style-name="T177">For additional information e-mail Nan Johnson: njohnson@wa-appliedmath.org or call 206-249-848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TimesNewRomanPS-BoldMT" svg:font-family="TimesNewRomanPS-Bold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style:font-name="Palatino, 'Book Antiqua'" style:font-name-asian="Palatino, 'Book Antiqua'" style:font-name-complex="Palatino, 'Book Antiqua'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size="18pt" style:font-size-asian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text-properties style:font-name="Palatino, 'Book Antiqua'" style:font-name-asian="Palatino, 'Book Antiqua'" style:font-name-complex="Palatino, 'Book Antiqua'" fo:font-size="11pt" style:font-size-asian="11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eri" style:display-name="Teri" style:family="paragraph" style:parent-style-name="Standard">
      <style:text-properties style:font-name="Palatino, 'Book Antiqua'" style:font-name-asian="Palatino, 'Book Antiqua'" style:font-name-complex="Palatino, 'Book Antiqua'" fo:font-size="12pt" style:font-size-asian="12pt" fo:hyphenate="false"/>
    </style:style>
    <style:style style:name="Textbodyindent" style:display-name="Text body indent" style:family="paragraph" style:parent-style-name="Standard">
      <style:paragraph-properties fo:text-align="center" fo:margin-left="0.375in">
        <style:tab-stops>
          <style:tab-stop style:type="left" style:position="6.5in"/>
        </style:tab-stops>
      </style:paragraph-properties>
      <style:text-properties style:font-name="Palatino, 'Book Antiqua'" style:font-name-asian="Palatino, 'Book Antiqua'" style:font-name-complex="Palatino, 'Book Antiqua'" fo:font-weight="bold" style:font-weight-asian="bold" fo:font-style="italic" style:font-style-asian="italic" fo:font-size="14pt" style:font-size-asian="14pt" fo:hyphenate="false"/>
    </style:style>
    <style:style style:name="BodyText2" style:display-name="Body Text 2" style:family="paragraph" style:parent-style-name="Standard">
      <style:text-properties style:font-name="Palatino, 'Book Antiqua'" style:font-name-asian="Palatino, 'Book Antiqua'" style:font-name-complex="Palatino, 'Book Antiqua'" fo:font-weight="bold" style:font-weight-asian="bold" fo:font-size="12pt" style:font-size-asian="12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pplied Math 2000 – Fall Inservice</dc:title>
    <meta:initial-creator>Ronald Noble</meta:initial-creator>
    <dc:creator>Katie Ventura</dc:creator>
    <meta:creation-date>2023-06-06T17:51:00Z</meta:creation-date>
    <dc:date>2023-06-06T17:51:00Z</dc:date>
    <meta:print-date>2013-10-13T17:25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28" meta:character-count="2194" meta:row-count="15" meta:non-whitespace-character-count="1870"/>
  </office:meta>
</office:document-meta>
</file>